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22cm"/>
    </style:style>
    <style:style style:name="co3" style:family="table-column">
      <style:table-column-properties fo:break-before="auto" style:column-width="3.538cm"/>
    </style:style>
    <style:style style:name="co4" style:family="table-column">
      <style:table-column-properties fo:break-before="auto" style:column-width="2.637cm"/>
    </style:style>
    <style:style style:name="co5" style:family="table-column">
      <style:table-column-properties fo:break-before="auto" style:column-width="2.81cm"/>
    </style:style>
    <style:style style:name="co6" style:family="table-column">
      <style:table-column-properties fo:break-before="auto" style:column-width="3.018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1" table:number-columns-repeated="249" table:default-cell-style-name="ce2"/>
        <table:table-row table:style-name="ro1">
          <table:table-cell table:style-name="ce1" office:value-type="string">
            <text:p>Protocole</text:p>
          </table:table-cell>
          <table:table-cell table:style-name="ce1" office:value-type="string">
            <text:p>Nombre de noeuds totaux</text:p>
          </table:table-cell>
          <table:table-cell table:style-name="ce1" office:value-type="string">
            <text:p>Temps de simulation (s)</text:p>
          </table:table-cell>
          <table:table-cell table:style-name="ce1" office:value-type="string">
            <text:p>Taille du parc (m²)</text:p>
          </table:table-cell>
          <table:table-cell table:style-name="ce1" office:value-type="string">
            <text:p>Nombre de noeuds actifs</text:p>
          </table:table-cell>
          <table:table-cell table:style-name="ce1" office:value-type="string">
            <text:p>Débit des noeuds actifs (paquets/s)</text:p>
          </table:table-cell>
          <table:table-cell table:style-name="ce1" office:value-type="string">
            <text:p>Mobilité des noeuds: Temps de pause (s)</text:p>
          </table:table-cell>
          <table:table-cell table:style-name="ce1" office:value-type="string">
            <text:p>N° de graph</text:p>
          </table:table-cell>
          <table:table-cell table:number-columns-repeated="248"/>
        </table:table-row>
        <table:table-row table:style-name="ro2">
          <table:table-cell table:style-name="ce1" office:value-type="string" table:number-columns-spanned="1" table:number-rows-spanned="56">
            <text:p>DSR</text:p>
          </table:table-cell>
          <table:table-cell table:style-name="ce1" office:value-type="float" office:value="50" table:number-columns-spanned="1" table:number-rows-spanned="28">
            <text:p>50</text:p>
          </table:table-cell>
          <table:table-cell table:style-name="ce1" office:value-type="float" office:value="900" table:number-columns-spanned="1" table:number-rows-spanned="28">
            <text:p>900</text:p>
          </table:table-cell>
          <table:table-cell table:style-name="ce1" office:value-type="string" table:number-columns-spanned="1" table:number-rows-spanned="28">
            <text:p>1500 x 300</text:p>
          </table:table-cell>
          <table:table-cell table:style-name="ce1" office:value-type="float" office:value="10" table:number-columns-spanned="1" table:number-rows-spanned="7">
            <text:p>10</text:p>
          </table:table-cell>
          <table:table-cell table:style-name="ce1" office:value-type="float" office:value="4" table:number-columns-spanned="1" table:number-rows-spanned="7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 table:number-columns-spanned="1" table:number-rows-spanned="7">
            <text:p>1</text:p>
          </table:table-cell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3">
            <text:p>33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6">
            <text:p>66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125">
            <text:p>125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00">
            <text:p>3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00">
            <text:p>6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900">
            <text:p>900</text:p>
          </table:table-cell>
          <table:covered-table-cell table:style-name="ce1" office:value-type="float" office:value="1">
            <text:p>1</text:p>
          </table:covered-table-cell>
          <table:table-cell table:number-columns-repeated="248"/>
        </table:table-row>
        <table:table-row table:style-name="ro2">
          <table:covered-table-cell table:number-columns-repeated="4" table:style-name="ce1"/>
          <table:table-cell table:style-name="ce1" office:value-type="float" office:value="20" table:number-columns-spanned="1" table:number-rows-spanned="7">
            <text:p>20</text:p>
          </table:table-cell>
          <table:table-cell table:style-name="ce1" office:value-type="float" office:value="4" table:number-columns-spanned="1" table:number-rows-spanned="7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 table:number-columns-spanned="1" table:number-rows-spanned="7">
            <text:p>2</text:p>
          </table:table-cell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3">
            <text:p>33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6">
            <text:p>66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125">
            <text:p>125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00">
            <text:p>3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00">
            <text:p>6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900">
            <text:p>9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4" table:style-name="ce1"/>
          <table:table-cell table:style-name="ce1" office:value-type="float" office:value="30" table:number-columns-spanned="1" table:number-rows-spanned="7">
            <text:p>30</text:p>
          </table:table-cell>
          <table:table-cell table:style-name="ce1" office:value-type="float" office:value="4" table:number-columns-spanned="1" table:number-rows-spanned="7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 table:number-columns-spanned="1" table:number-rows-spanned="7">
            <text:p>3</text:p>
          </table:table-cell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3">
            <text:p>33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6">
            <text:p>66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125">
            <text:p>125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00">
            <text:p>3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00">
            <text:p>6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900">
            <text:p>9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4" table:style-name="ce1"/>
          <table:table-cell table:style-name="ce1" office:value-type="float" office:value="40" table:number-columns-spanned="1" table:number-rows-spanned="7">
            <text:p>40</text:p>
          </table:table-cell>
          <table:table-cell table:style-name="ce1" office:value-type="float" office:value="3" table:number-columns-spanned="1" table:number-rows-spanned="7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 table:number-columns-spanned="1" table:number-rows-spanned="7">
            <text:p>4</text:p>
          </table:table-cell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3">
            <text:p>33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6">
            <text:p>66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125">
            <text:p>125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00">
            <text:p>3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00">
            <text:p>6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900">
            <text:p>9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style-name="ce1"/>
          <table:table-cell table:style-name="ce1" office:value-type="float" office:value="100" table:number-columns-spanned="1" table:number-rows-spanned="28">
            <text:p>100</text:p>
          </table:table-cell>
          <table:table-cell table:style-name="ce1" office:value-type="float" office:value="500" table:number-columns-spanned="1" table:number-rows-spanned="28">
            <text:p>500</text:p>
          </table:table-cell>
          <table:table-cell table:style-name="ce1" office:value-type="string" table:number-columns-spanned="1" table:number-rows-spanned="28">
            <text:p>2200 x 600</text:p>
          </table:table-cell>
          <table:table-cell table:style-name="ce1" office:value-type="float" office:value="10" table:number-columns-spanned="1" table:number-rows-spanned="7">
            <text:p>10</text:p>
          </table:table-cell>
          <table:table-cell table:style-name="ce1" office:value-type="float" office:value="4" table:number-columns-spanned="1" table:number-rows-spanned="7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 table:number-columns-spanned="1" table:number-rows-spanned="7">
            <text:p>5</text:p>
          </table:table-cell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3">
            <text:p>33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6">
            <text:p>66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125">
            <text:p>125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00">
            <text:p>3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00">
            <text:p>6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900">
            <text:p>9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4" table:style-name="ce1"/>
          <table:table-cell table:style-name="ce1" office:value-type="float" office:value="20" table:number-columns-spanned="1" table:number-rows-spanned="7">
            <text:p>20</text:p>
          </table:table-cell>
          <table:table-cell table:style-name="ce1" office:value-type="float" office:value="4" table:number-columns-spanned="1" table:number-rows-spanned="7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" table:number-columns-spanned="1" table:number-rows-spanned="7">
            <text:p>6</text:p>
          </table:table-cell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3">
            <text:p>33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6">
            <text:p>66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125">
            <text:p>125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00">
            <text:p>3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00">
            <text:p>6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900">
            <text:p>9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4" table:style-name="ce1"/>
          <table:table-cell table:style-name="ce1" office:value-type="float" office:value="30" table:number-columns-spanned="1" table:number-rows-spanned="7">
            <text:p>30</text:p>
          </table:table-cell>
          <table:table-cell table:style-name="ce1" office:value-type="float" office:value="4" table:number-columns-spanned="1" table:number-rows-spanned="7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" table:number-columns-spanned="1" table:number-rows-spanned="7">
            <text:p>7</text:p>
          </table:table-cell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3">
            <text:p>33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6">
            <text:p>66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125">
            <text:p>125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00">
            <text:p>3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00">
            <text:p>6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900">
            <text:p>9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4" table:style-name="ce1"/>
          <table:table-cell table:style-name="ce1" office:value-type="float" office:value="40" table:number-columns-spanned="1" table:number-rows-spanned="7">
            <text:p>40</text:p>
          </table:table-cell>
          <table:table-cell table:style-name="ce1" office:value-type="float" office:value="3" table:number-columns-spanned="1" table:number-rows-spanned="7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" table:number-columns-spanned="1" table:number-rows-spanned="7">
            <text:p>8</text:p>
          </table:table-cell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3">
            <text:p>33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6">
            <text:p>66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125">
            <text:p>125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00">
            <text:p>3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00">
            <text:p>6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900">
            <text:p>900</text:p>
          </table:table-cell>
          <table:covered-table-cell table:style-name="ce1"/>
          <table:table-cell table:number-columns-repeated="248"/>
        </table:table-row>
        <table:table-row table:style-name="ro2">
          <table:table-cell table:style-name="ce1" office:value-type="string" table:number-columns-spanned="1" table:number-rows-spanned="56">
            <text:p>AODV</text:p>
          </table:table-cell>
          <table:table-cell table:style-name="ce1" office:value-type="float" office:value="50" table:number-columns-spanned="1" table:number-rows-spanned="28">
            <text:p>50</text:p>
          </table:table-cell>
          <table:table-cell table:style-name="ce1" office:value-type="float" office:value="900" table:number-columns-spanned="1" table:number-rows-spanned="28">
            <text:p>900</text:p>
          </table:table-cell>
          <table:table-cell table:style-name="ce1" office:value-type="string" table:number-columns-spanned="1" table:number-rows-spanned="28">
            <text:p>1500 x 300</text:p>
          </table:table-cell>
          <table:table-cell table:style-name="ce1" office:value-type="float" office:value="10" table:number-columns-spanned="1" table:number-rows-spanned="7">
            <text:p>10</text:p>
          </table:table-cell>
          <table:table-cell table:style-name="ce1" office:value-type="float" office:value="4" table:number-columns-spanned="1" table:number-rows-spanned="7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" table:number-columns-spanned="1" table:number-rows-spanned="7">
            <text:p>9</text:p>
          </table:table-cell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3">
            <text:p>33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6">
            <text:p>66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125">
            <text:p>125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00">
            <text:p>3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00">
            <text:p>6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900">
            <text:p>900</text:p>
          </table:table-cell>
          <table:covered-table-cell table:style-name="ce1" office:value-type="float" office:value="1">
            <text:p>1</text:p>
          </table:covered-table-cell>
          <table:table-cell table:number-columns-repeated="248"/>
        </table:table-row>
        <table:table-row table:style-name="ro2">
          <table:covered-table-cell table:number-columns-repeated="4" table:style-name="ce1"/>
          <table:table-cell table:style-name="ce1" office:value-type="float" office:value="20" table:number-columns-spanned="1" table:number-rows-spanned="7">
            <text:p>20</text:p>
          </table:table-cell>
          <table:table-cell table:style-name="ce1" office:value-type="float" office:value="4" table:number-columns-spanned="1" table:number-rows-spanned="7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" table:number-columns-spanned="1" table:number-rows-spanned="7">
            <text:p>10</text:p>
          </table:table-cell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3">
            <text:p>33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6">
            <text:p>66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125">
            <text:p>125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00">
            <text:p>3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00">
            <text:p>6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900">
            <text:p>9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4" table:style-name="ce1"/>
          <table:table-cell table:style-name="ce1" office:value-type="float" office:value="30" table:number-columns-spanned="1" table:number-rows-spanned="7">
            <text:p>30</text:p>
          </table:table-cell>
          <table:table-cell table:style-name="ce1" office:value-type="float" office:value="4" table:number-columns-spanned="1" table:number-rows-spanned="7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" table:number-columns-spanned="1" table:number-rows-spanned="7">
            <text:p>11</text:p>
          </table:table-cell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3">
            <text:p>33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6">
            <text:p>66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125">
            <text:p>125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00">
            <text:p>3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00">
            <text:p>6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900">
            <text:p>9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4" table:style-name="ce1"/>
          <table:table-cell table:style-name="ce1" office:value-type="float" office:value="40" table:number-columns-spanned="1" table:number-rows-spanned="7">
            <text:p>40</text:p>
          </table:table-cell>
          <table:table-cell table:style-name="ce1" office:value-type="float" office:value="3" table:number-columns-spanned="1" table:number-rows-spanned="7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" table:number-columns-spanned="1" table:number-rows-spanned="7">
            <text:p>12</text:p>
          </table:table-cell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3">
            <text:p>33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6">
            <text:p>66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125">
            <text:p>125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00">
            <text:p>3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00">
            <text:p>6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900">
            <text:p>9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style-name="ce1"/>
          <table:table-cell table:style-name="ce1" office:value-type="float" office:value="100" table:number-columns-spanned="1" table:number-rows-spanned="28">
            <text:p>100</text:p>
          </table:table-cell>
          <table:table-cell table:style-name="ce1" office:value-type="float" office:value="500" table:number-columns-spanned="1" table:number-rows-spanned="28">
            <text:p>500</text:p>
          </table:table-cell>
          <table:table-cell table:style-name="ce1" office:value-type="string" table:number-columns-spanned="1" table:number-rows-spanned="28">
            <text:p>2200 x 600</text:p>
          </table:table-cell>
          <table:table-cell table:style-name="ce1" office:value-type="float" office:value="10" table:number-columns-spanned="1" table:number-rows-spanned="7">
            <text:p>10</text:p>
          </table:table-cell>
          <table:table-cell table:style-name="ce1" office:value-type="float" office:value="4" table:number-columns-spanned="1" table:number-rows-spanned="7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" table:number-columns-spanned="1" table:number-rows-spanned="7">
            <text:p>13</text:p>
          </table:table-cell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3">
            <text:p>33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6">
            <text:p>66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125">
            <text:p>125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00">
            <text:p>3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00">
            <text:p>6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900">
            <text:p>9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4" table:style-name="ce1"/>
          <table:table-cell table:style-name="ce1" office:value-type="float" office:value="20" table:number-columns-spanned="1" table:number-rows-spanned="7">
            <text:p>20</text:p>
          </table:table-cell>
          <table:table-cell table:style-name="ce1" office:value-type="float" office:value="4" table:number-columns-spanned="1" table:number-rows-spanned="7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" table:number-columns-spanned="1" table:number-rows-spanned="7">
            <text:p>14</text:p>
          </table:table-cell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3">
            <text:p>33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6">
            <text:p>66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125">
            <text:p>125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00">
            <text:p>3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00">
            <text:p>6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900">
            <text:p>9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4" table:style-name="ce1"/>
          <table:table-cell table:style-name="ce1" office:value-type="float" office:value="30" table:number-columns-spanned="1" table:number-rows-spanned="7">
            <text:p>30</text:p>
          </table:table-cell>
          <table:table-cell table:style-name="ce1" office:value-type="float" office:value="4" table:number-columns-spanned="1" table:number-rows-spanned="7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" table:number-columns-spanned="1" table:number-rows-spanned="7">
            <text:p>15</text:p>
          </table:table-cell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3">
            <text:p>33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6">
            <text:p>66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125">
            <text:p>125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00">
            <text:p>3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00">
            <text:p>6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900">
            <text:p>9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4" table:style-name="ce1"/>
          <table:table-cell table:style-name="ce1" office:value-type="float" office:value="40" table:number-columns-spanned="1" table:number-rows-spanned="7">
            <text:p>40</text:p>
          </table:table-cell>
          <table:table-cell table:style-name="ce1" office:value-type="float" office:value="3" table:number-columns-spanned="1" table:number-rows-spanned="7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" table:number-columns-spanned="1" table:number-rows-spanned="7">
            <text:p>16</text:p>
          </table:table-cell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3">
            <text:p>33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6">
            <text:p>66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125">
            <text:p>125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300">
            <text:p>3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600">
            <text:p>600</text:p>
          </table:table-cell>
          <table:covered-table-cell table:style-name="ce1"/>
          <table:table-cell table:number-columns-repeated="248"/>
        </table:table-row>
        <table:table-row table:style-name="ro2">
          <table:covered-table-cell table:number-columns-repeated="6" table:style-name="ce1"/>
          <table:table-cell table:style-name="ce1" office:value-type="float" office:value="900">
            <text:p>900</text:p>
          </table:table-cell>
          <table:covered-table-cell table:style-name="ce1"/>
          <table:table-cell table:number-columns-repeated="248"/>
        </table:table-row>
        <table:table-row table:style-name="ro3" table:number-rows-repeated="6542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2-21">21/02/2006</text:date>, <text:time>18:0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papuch papuch</meta:initial-creator>
    <meta:creation-date>2006-02-20T12:36:27</meta:creation-date>
    <dc:creator>papuch papuch</dc:creator>
    <dc:date>2006-02-21T18:07:11</dc:date>
    <dc:language>fr-FR</dc:language>
    <meta:editing-cycles>10</meta:editing-cycles>
    <meta:editing-duration>PT53M41S</meta:editing-duration>
    <meta:user-defined meta:name="Info 1"/>
    <meta:user-defined meta:name="Info 2"/>
    <meta:user-defined meta:name="Info 3"/>
    <meta:user-defined meta:name="Info 4"/>
    <meta:document-statistic meta:table-count="3" meta:cell-count="184"/>
  </office:meta>
</office:document-meta>
</file>